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23e3" officeooo:paragraph-rsid="000523e3"/>
    </style:style>
    <style:style style:name="P2" style:family="paragraph" style:parent-style-name="Standard">
      <style:text-properties fo:font-weight="bold" officeooo:rsid="000523e3" officeooo:paragraph-rsid="000523e3" style:font-weight-asian="bold" style:font-weight-complex="bold"/>
    </style:style>
    <style:style style:name="P3" style:family="paragraph" style:parent-style-name="Standard">
      <style:text-properties fo:font-weight="bold" officeooo:rsid="000756af" officeooo:paragraph-rsid="000756af" style:font-weight-asian="bold" style:font-weight-complex="bold"/>
    </style:style>
    <style:style style:name="P4" style:family="paragraph" style:parent-style-name="Standard">
      <style:text-properties fo:font-weight="bold" officeooo:rsid="00089d00" officeooo:paragraph-rsid="00089d00" style:font-weight-asian="bold" style:font-weight-complex="bold"/>
    </style:style>
    <style:style style:name="P5" style:family="paragraph" style:parent-style-name="Standard">
      <style:text-properties fo:font-weight="bold" officeooo:rsid="00110f7f" officeooo:paragraph-rsid="00110f7f" style:font-weight-asian="bold" style:font-weight-complex="bold"/>
    </style:style>
    <style:style style:name="P6" style:family="paragraph" style:parent-style-name="Standard">
      <style:text-properties officeooo:rsid="0005a401" officeooo:paragraph-rsid="0005a401"/>
    </style:style>
    <style:style style:name="P7" style:family="paragraph" style:parent-style-name="Standard">
      <style:text-properties officeooo:rsid="0005a401" officeooo:paragraph-rsid="000756af"/>
    </style:style>
    <style:style style:name="P8" style:family="paragraph" style:parent-style-name="Standard">
      <loext:graphic-properties draw:fill-gradient-name="gradient" draw:fill-hatch-name="hatch"/>
      <style:paragraph-properties fo:line-height="200%"/>
      <style:text-properties officeooo:rsid="0005a401" officeooo:paragraph-rsid="000756af"/>
    </style:style>
    <style:style style:name="P9" style:family="paragraph" style:parent-style-name="Standard">
      <loext:graphic-properties draw:fill-gradient-name="gradient" draw:fill-hatch-name="hatch"/>
      <style:paragraph-properties fo:line-height="200%"/>
      <style:text-properties officeooo:rsid="0005a401" officeooo:paragraph-rsid="0005a401"/>
    </style:style>
    <style:style style:name="P10" style:family="paragraph" style:parent-style-name="Standard">
      <style:text-properties officeooo:rsid="00089d00" officeooo:paragraph-rsid="00089d00"/>
    </style:style>
    <style:style style:name="P11" style:family="paragraph" style:parent-style-name="Standard">
      <loext:graphic-properties draw:fill-gradient-name="gradient" draw:fill-hatch-name="hatch"/>
      <style:paragraph-properties fo:line-height="200%"/>
      <style:text-properties officeooo:rsid="00089d00" officeooo:paragraph-rsid="00089d00"/>
    </style:style>
    <style:style style:name="P12" style:family="paragraph" style:parent-style-name="Standard">
      <loext:graphic-properties draw:fill-gradient-name="gradient" draw:fill-hatch-name="hatch"/>
      <style:paragraph-properties fo:line-height="200%"/>
      <style:text-properties officeooo:rsid="000b0283" officeooo:paragraph-rsid="000b0283"/>
    </style:style>
    <style:style style:name="P13" style:family="paragraph" style:parent-style-name="Standard">
      <loext:graphic-properties draw:fill-gradient-name="gradient" draw:fill-hatch-name="hatch"/>
      <style:paragraph-properties fo:line-height="200%"/>
      <style:text-properties officeooo:rsid="000be320" officeooo:paragraph-rsid="000be320"/>
    </style:style>
    <style:style style:name="P14" style:family="paragraph" style:parent-style-name="Standard">
      <loext:graphic-properties draw:fill-gradient-name="gradient" draw:fill-hatch-name="hatch"/>
      <style:paragraph-properties fo:line-height="200%"/>
      <style:text-properties officeooo:rsid="000c30f8" officeooo:paragraph-rsid="000c30f8"/>
    </style:style>
    <style:style style:name="P15" style:family="paragraph" style:parent-style-name="Standard">
      <loext:graphic-properties draw:fill-gradient-name="gradient" draw:fill-hatch-name="hatch"/>
      <style:paragraph-properties fo:line-height="200%"/>
      <style:text-properties officeooo:rsid="000c61b1" officeooo:paragraph-rsid="000c61b1"/>
    </style:style>
    <style:style style:name="P16" style:family="paragraph" style:parent-style-name="Standard">
      <loext:graphic-properties draw:fill-gradient-name="gradient" draw:fill-hatch-name="hatch"/>
      <style:paragraph-properties fo:line-height="200%"/>
      <style:text-properties fo:font-weight="normal" officeooo:rsid="000e35aa" officeooo:paragraph-rsid="000e35aa" style:font-weight-asian="normal" style:font-weight-complex="normal"/>
    </style:style>
    <style:style style:name="P17" style:family="paragraph" style:parent-style-name="Standard">
      <loext:graphic-properties draw:fill-gradient-name="gradient" draw:fill-hatch-name="hatch"/>
      <style:paragraph-properties fo:line-height="200%"/>
      <style:text-properties fo:font-size="12pt" officeooo:rsid="00043a51" officeooo:paragraph-rsid="0012b87c" style:font-size-asian="12pt" style:font-size-complex="12pt"/>
    </style:style>
    <style:style style:name="P18" style:family="paragraph" style:parent-style-name="Standard">
      <loext:graphic-properties draw:fill-gradient-name="gradient" draw:fill-hatch-name="hatch"/>
      <style:paragraph-properties fo:line-height="200%"/>
      <style:text-properties fo:font-size="12pt" officeooo:rsid="000293eb" officeooo:paragraph-rsid="0012b87c" style:font-size-asian="12pt" style:font-size-complex="12pt"/>
    </style:style>
    <style:style style:name="T1" style:family="text">
      <style:text-properties officeooo:rsid="00063fa4"/>
    </style:style>
    <style:style style:name="T2" style:family="text">
      <style:text-properties officeooo:rsid="000756af"/>
    </style:style>
    <style:style style:name="T3" style:family="text">
      <style:text-properties officeooo:rsid="000be320"/>
    </style:style>
    <style:style style:name="T4" style:family="text">
      <style:text-properties fo:font-weight="bold" style:font-weight-asian="bold" style:font-weight-complex="bold"/>
    </style:style>
    <style:style style:name="T5" style:family="text">
      <style:text-properties officeooo:rsid="000c61b1"/>
    </style:style>
    <style:style style:name="T6" style:family="text">
      <style:text-properties officeooo:rsid="000c995c"/>
    </style:style>
    <style:style style:name="T7" style:family="text">
      <style:text-properties officeooo:rsid="000e141c"/>
    </style:style>
    <style:style style:name="T8" style:family="text">
      <style:text-properties officeooo:rsid="000f5cb5"/>
    </style:style>
    <style:style style:name="T9" style:family="text">
      <style:text-properties officeooo:rsid="00110f7f"/>
    </style:style>
    <style:style style:name="T10" style:family="text">
      <style:text-properties officeooo:rsid="00043a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an Flynn</text:p>
      <text:p text:style-name="P1">10/13/23</text:p>
      <text:p text:style-name="P1">SNHU Travel Sprint Review</text:p>
      <text:p text:style-name="P1"><text:span text:style-name="T4"/></text:p>
      <text:p text:style-name="P6"/>
      <text:p text:style-name="P8"><text:tab/><text:span text:style-name="T1">During the completion of the SNHU Travel website, each of the agile roles on our team played an important part.</text:span></text:p>
      <text:p text:style-name="P7"/>
      <text:p text:style-name="P3">Scrum Master</text:p>
      <text:p text:style-name="P3"/>
      <text:p text:style-name="P8"><text:span text:style-name="T1">As the Scrum master, it was my responsibility to plan the sprint we are reviewing. One step of this was to work with our product manager to refine our backlog. In addition, I played a large role in managing our team on a day to day basis. This included things like running the daily Scrum as well as ensuring that the team is supplied with the knowledge and resources they needed to work efficiently.</text:span></text:p>
      <text:p text:style-name="P6"/>
      <text:p text:style-name="P4">Product Owner</text:p>
      <text:p text:style-name="P4"/>
      <text:p text:style-name="P9"><text:span text:style-name="T1">In the completion of this process, our product owner did an excellent job creating user stories and managing the backlog. </text:span><text:span text:style-name="T2">Ordered user stories gave the team clear direction on what they would be working on a daily basis as well as what to expect in the future. </text:span><text:span text:style-name="T1">They were also able to effectively communicate with team what the goals of the customer were and keep up with any changes. </text:span><text:span text:style-name="T9">They we also good about communicating with the customer when question came up.</text:span></text:p>
      <text:p text:style-name="P7"/>
      <text:p text:style-name="P4">Product Tester</text:p>
      <text:p text:style-name="P4"/>
      <text:p text:style-name="P8"><text:span text:style-name="T2">Working with the product owner, our testers helped to clarify our user stories so that they could be setup for testing. They were then able to set clear pass/fail tests in order to set clear boundaries on when a user story could be considered complete. By working with the product owner they were able to ensure that the passing tests matched what the customer was expecting in the product.</text:span></text:p>
      <text:p text:style-name="P7"><text:span text:style-name="T2"><text:s text:c="2"/></text:span></text:p>
      <text:p text:style-name="P4">Developer</text:p>
      <text:p text:style-name="P4"/>
      <text:p text:style-name="P11"><text:soft-page-break/>Our developers worked to implement our user stories to the specifications presented. Transparency and communication were kept in mind through daily Scrum. During the daily Scrum the developers, myself, and the testers were able to discuss where development stood on a given story and if there were any problems hindering development. <text:span text:style-name="T9">The developers will also be a part of this review process and will lets us know where we stand in terms of our current tech knowledge.</text:span></text:p>
      <text:p text:style-name="P10"/>
      <text:p text:style-name="P1"/>
      <text:p text:style-name="P5">Completion of Agile User Stories</text:p>
      <text:p text:style-name="P5"/>
      <text:p text:style-name="P12">The use of agile in this project was successful as we were able to develop user stories and see them to completion. Our product manager meet with our customer to get information on what it was they were looking for. By taking this information and refining it into clear user stories, we took what were fairly loose requests and ideas and turned them into tight, well defined goals with clear pass/fail requirements. <text:span text:style-name="T3">This means little time was wasted because of misunderstandings regarding the customers expectations or developers misunderstanding their tasks. User stories provide</text:span><text:span text:style-name="T9">d</text:span><text:span text:style-name="T3"> the backbone of the workflow structure.</text:span></text:p>
      <text:p text:style-name="P1"/>
      <text:p text:style-name="P5">Changing Product Goals</text:p>
      <text:p text:style-name="P5"/>
      <text:p text:style-name="P13">During development of the SNHU Travel website we faced a hurdle when the customer changed the focus and layout desired of the website. The agile system helped us very much during this time. It was important that the delivery date did not change, so there was little time to waste while pivoting to this new direction. Because of agile we knew that the first and most important step to take would be to refine our user stories and test cases. We were able to look at our user stories and discuss what stories would be changing and which would not. Because of this we were able to keep the developers working on tasks that would still be required even though things had changed. This meant no developer time was wasted while the product manager and scrum master worked to update the backlog and user stories to fit the new direction.</text:p>
      <text:p text:style-name="P1"><text:soft-page-break/></text:p>
      <text:p text:style-name="P5">Team Communication</text:p>
      <text:p text:style-name="P5"/>
      <text:p text:style-name="P14">Communication was a critical part of our success in this project and critical to the agile method. It’s important that team members communicate and ask questions to get the information they need. Our daily Scrum allowed the team time everyday for them to address any problems that they had. Also we made use of email and face to face meetings with customers. <text:span text:style-name="T5">By communicating with the product owner testers were able to get clarification for their test cases. If they product owner was unclear themselves it would then me their responsibility to reach out to the customer. This clear chain of communication keeps everyone on the team up to speed. Here is an example of our testing discussing some concerns with the project manager:</text:span></text:p>
      <text:p text:style-name="P18">Hello Christy,</text:p>
      <text:p text:style-name="P18"/>
      <text:p text:style-name="P18">I am writing to ask for some additional information about user story #5 – Trip Type Search so that I can finish my test case. <text:span text:style-name="T10">Here are the details that I am looking for clarification on:</text:span></text:p>
      <text:p text:style-name="P17">When the search results are returned how should they be sorted?</text:p>
      <text:p text:style-name="P17">It looks like our current sorting method returns the results based on alphabetical order of the trip types that were selected. For example, if I were to select ‘Mountain Trips’ and ‘Ski Trips’ then all of the ‘Mountain Trips’ will be the first shown results, even if there are some trips that meet both criteria.</text:p>
      <text:p text:style-name="P17">There are icons that appear next to the search criteria check boxes, a boat, mountain, etc. Do we want these same icons incorporated as part of the description when the results are returned?</text:p>
      <text:p text:style-name="P17"/>
      <text:p text:style-name="P17">Thanks,</text:p>
      <text:p text:style-name="P17">Sean</text:p>
      <text:p text:style-name="P1"/>
      <text:p text:style-name="P2">Organizational <text:span text:style-name="T9">T</text:span>ools</text:p>
      <text:p text:style-name="P2"/>
      <text:p text:style-name="P15"><text:soft-page-break/>We made use of many of the different <text:span text:style-name="T6">agile tools during this development sprint. As I’ve mentioned several times above daily Scrum meetings helped the team stay on the same page. In addition we made use of affinity grouping to help us estimate the time that individual user stories would take. Although we found this is not a perfect system, it was reliable enough and will only get more accurate going forward as more </text:span><text:span text:style-name="T7">user</text:span><text:span text:style-name="T6"> stories are completed by the group. Though this is Chedatech’s first agile team we were provided with Microsoft Azure to help us organize. This made creating, prioritizing, and editing both user stories and test cases much more manageable th</text:span><text:span text:style-name="T7">a</text:span><text:span text:style-name="T6">n using an analog system. </text:span><text:span text:style-name="T7">This software also made the process of Sprint Planning much more manageable meaning we were able to go into the sprint with a strong plan.</text:span></text:p>
      <text:p text:style-name="P1"/>
      <text:p text:style-name="P2">Conclusion</text:p>
      <text:p text:style-name="P2"/>
      <text:p text:style-name="P16">Overall myself and the team think that the agile system worked very well for the SNHU Travel project. We were able to complete our goal, despite facing setbacks along the way. The focus on communication and daily Scrum meetings kept the team well coordinated. Having clearly defined roles <text:s/>kept people ‘in their lane’ meaning everyone was able to do what they do best. User stories helped the team by keeping everyone on task with clear goals for success. They also helped us to adapt when the project goals shifted. Overall I would say that agile was the right choice for this project, and will also be good for projects going forward.</text:p>
      <text:p text:style-name="P16">There were a few hiccups along the way though. <text:span text:style-name="T8">One of the problems we faced and one I think we will continue to face moving forward is the shift in corporate culture. This is a big change for people to implement in their work life. Getting daily Scrum meetings started was a difficult change for several members or the team as it was a disruption to their normal work day. In addition some people had a difficult time adjusting to working in a closed team with different leadership than they are used too. Also learning a new piece of software, Azure in our case, is time consuming and yet another new thing members of the team needed to work into their routi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4:27:12.225000000</meta:creation-date>
    <dc:date>2023-10-17T17:48:41.674000000</dc:date>
    <meta:editing-duration>PT3H21M23S</meta:editing-duration>
    <meta:editing-cycles>17</meta:editing-cycles>
    <meta:generator>LibreOffice/7.4.6.2$Windows_X86_64 LibreOffice_project/5b1f5509c2decdade7fda905e3e1429a67acd63d</meta:generator>
    <meta:document-statistic meta:table-count="0" meta:image-count="0" meta:object-count="0" meta:page-count="4" meta:paragraph-count="31" meta:word-count="1236" meta:character-count="7114" meta:non-whitespace-character-count="5903"/>
  </office:meta>
</office:document-meta>
</file>